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57.73mm"/>
    </style:style>
    <style:style style:name="co4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umber of features</text:p>
          </table:table-cell>
          <table:table-cell office:value-type="string" calcext:value-type="string">
            <text:p>Validity</text:p>
          </table:table-cell>
          <table:table-cell office:value-type="string" calcext:value-type="string">
            <text:p>Lower Fi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Upper Fin</text:p>
          </table:table-cell>
          <table:table-cell office:value-type="string" calcext:value-type="string">
            <text:p>Body Pattern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nishq</text:p>
          </table:table-cell>
          <table:table-cell office:value-type="string" calcext:value-type="string">
            <text:p>Nandan</text:p>
          </table:table-cell>
          <table:table-cell office:value-type="string" calcext:value-type="string">
            <text:p><text:a xlink:href="mailto:f20180195@goa.bits-pilani.ac.in" xlink:type="simple">f20180195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Chaudhary</text:p>
          </table:table-cell>
          <table:table-cell office:value-type="string" calcext:value-type="string">
            <text:p><text:a xlink:href="mailto:akash.chaudhary1306@gmail.com" xlink:type="simple">akash.chaudhary1306@gmail.com</text:a>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<text:a xlink:href="mailto:vprakhar99@gmail.com" xlink:type="simple">vprakhar99@gmail.com</text:a>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wara</text:p>
          </table:table-cell>
          <table:table-cell office:value-type="string" calcext:value-type="string">
            <text:p>Muley</text:p>
          </table:table-cell>
          <table:table-cell office:value-type="string" calcext:value-type="string">
            <text:p><text:a xlink:href="mailto:muleys2909@gmail.com" xlink:type="simple">muleys2909@gmail.com</text:a>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Lalwani</text:p>
          </table:table-cell>
          <table:table-cell office:value-type="string" calcext:value-type="string">
            <text:p><text:a xlink:href="mailto:abhinav.lalwani@gmail.com" xlink:type="simple">abhinav.lalwani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Yash 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<text:a xlink:href="mailto:yashjain@nyu.edu" xlink:type="simple">yashjain@nyu.edu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Subramanian</text:p>
          </table:table-cell>
          <table:table-cell office:value-type="string" calcext:value-type="string">
            <text:p><text:a xlink:href="mailto:f20170371@goa.bits-pilani.ac.in" xlink:type="simple">f20170371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ishwajeet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<text:a xlink:href="mailto:f20150599@goa.bits-pilani.ac.in" xlink:type="simple">f20150599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than</text:p>
          </table:table-cell>
          <table:table-cell office:value-type="string" calcext:value-type="string">
            <text:p>Vasani</text:p>
          </table:table-cell>
          <table:table-cell office:value-type="string" calcext:value-type="string">
            <text:p><text:a xlink:href="mailto:kathanvasani1101@gmail.com" xlink:type="simple">kathanvasani1101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riom</text:p>
          </table:table-cell>
          <table:table-cell office:value-type="string" calcext:value-type="string">
            <text:p>Narang</text:p>
          </table:table-cell>
          <table:table-cell office:value-type="string" calcext:value-type="string">
            <text:p><text:a xlink:href="mailto:hariom2711@gmail.com" xlink:type="simple">hariom2711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tharv</text:p>
          </table:table-cell>
          <table:table-cell office:value-type="string" calcext:value-type="string">
            <text:p>Chandratre</text:p>
          </table:table-cell>
          <table:table-cell office:value-type="string" calcext:value-type="string">
            <text:p><text:a xlink:href="mailto:atharvchandratre@gmail.com" xlink:type="simple">atharvchandratre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ndinie</text:p>
          </table:table-cell>
          <table:table-cell office:value-type="string" calcext:value-type="string">
            <text:p>Patwardhan</text:p>
          </table:table-cell>
          <table:table-cell office:value-type="string" calcext:value-type="string">
            <text:p><text:a xlink:href="mailto:nandiniepatwardhan@gmail.com" xlink:type="simple">nandiniepatwardhan@gmail.com</text:a>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harmishta</text:p>
          </table:table-cell>
          <table:table-cell office:value-type="string" calcext:value-type="string">
            <text:p>Mookerjee</text:p>
          </table:table-cell>
          <table:table-cell office:value-type="string" calcext:value-type="string">
            <text:p><text:a xlink:href="mailto:mishtiemail@gmail.com" xlink:type="simple">mishtiemail@gmail.com</text:a>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isha</text:p>
          </table:table-cell>
          <table:table-cell office:value-type="string" calcext:value-type="string">
            <text:p>Puri</text:p>
          </table:table-cell>
          <table:table-cell office:value-type="string" calcext:value-type="string">
            <text:p><text:a xlink:href="mailto:trishapuri03@gmail.com" xlink:type="simple">trishapuri03@gmail.com</text:a>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aswat</text:p>
          </table:table-cell>
          <table:table-cell office:value-type="string" calcext:value-type="string">
            <text:p>Ghosh</text:p>
          </table:table-cell>
          <table:table-cell office:value-type="string" calcext:value-type="string">
            <text:p><text:a xlink:href="mailto:shash25rocks@gmail.com" xlink:type="simple">shash25rocks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el</text:p>
          </table:table-cell>
          <table:table-cell office:value-type="string" calcext:value-type="string">
            <text:p>Bhandari</text:p>
          </table:table-cell>
          <table:table-cell office:value-type="string" calcext:value-type="string">
            <text:p><text:a xlink:href="mailto:nsbrocks@gmail.com" xlink:type="simple">nsbrocks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akanksha</text:p>
          </table:table-cell>
          <table:table-cell office:value-type="string" calcext:value-type="string">
            <text:p>Malhotra</text:p>
          </table:table-cell>
          <table:table-cell office:value-type="string" calcext:value-type="string">
            <text:p><text:a xlink:href="mailto:aakanke@gmail.com" xlink:type="simple">aakanke@gmail.com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Bhimrajka</text:p>
          </table:table-cell>
          <table:table-cell office:value-type="string" calcext:value-type="string">
            <text:p><text:a xlink:href="mailto:f20170046@goa.bits-pilani.ac.in" xlink:type="simple">f20170046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a xlink:href="mailto:abhishekmali24011999@gmail.com" xlink:type="simple">abhishekmali24011999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hamik</text:p>
          </table:table-cell>
          <table:table-cell office:value-type="string" calcext:value-type="string">
            <text:p>Mitra Majumdar</text:p>
          </table:table-cell>
          <table:table-cell office:value-type="string" calcext:value-type="string">
            <text:p><text:a xlink:href="mailto:f20180257@goa.bits-pilani.ac.in" xlink:type="simple">f20180257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<text:a xlink:href="mailto:f20170353@goa.bits-pilani.ac.in" xlink:type="simple">f20170353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Gandhi</text:p>
          </table:table-cell>
          <table:table-cell office:value-type="string" calcext:value-type="string">
            <text:p><text:a xlink:href="mailto:simrang.1999@gmail.com" xlink:type="simple">simrang.1999@gmail.com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mpreet</text:p>
          </table:table-cell>
          <table:table-cell office:value-type="string" calcext:value-type="string">
            <text:p>Arthi</text:p>
          </table:table-cell>
          <table:table-cell office:value-type="string" calcext:value-type="string">
            <text:p><text:a xlink:href="mailto:f20180703@goa.bits-pilani.ac.in" xlink:type="simple">f20180703@goa.bits-pilani.ac.in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rzari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<text:a xlink:href="mailto:nirzarik.shah01@gmail.com" xlink:type="simple">nirzarik.shah01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reesh</text:p>
          </table:table-cell>
          <table:table-cell office:value-type="string" calcext:value-type="string">
            <text:p>Kulkarni</text:p>
          </table:table-cell>
          <table:table-cell office:value-type="string" calcext:value-type="string">
            <text:p><text:a xlink:href="mailto:shreesh12@gmail.com" xlink:type="simple">shreesh12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<text:a xlink:href="mailto:saurabh.687@gmail.com" xlink:type="simple">saurabh.687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nany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<text:a xlink:href="mailto:f20170920@goa.bits-pilani.ac.in" xlink:type="simple">f20170920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nisha</text:p>
          </table:table-cell>
          <table:table-cell office:value-type="string" calcext:value-type="string">
            <text:p>Patra</text:p>
          </table:table-cell>
          <table:table-cell office:value-type="string" calcext:value-type="string">
            <text:p><text:a xlink:href="mailto:manisha.patra14@gmail.com" xlink:type="simple">manisha.patra14@gmail.com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kshat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<text:a xlink:href="mailto:akshat.raocr7@gmail.com" xlink:type="simple">akshat.raocr7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mailto:youdontneedmyemail@gmail.com" xlink:type="simple">youdontneedmyemail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anoppal</text:p>
          </table:table-cell>
          <table:table-cell office:value-type="string" calcext:value-type="string">
            <text:p>Kalita</text:p>
          </table:table-cell>
          <table:table-cell office:value-type="string" calcext:value-type="string">
            <text:p><text:a xlink:href="mailto:pranoppal1006@gmail.com" xlink:type="simple">pranoppal1006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<text:a xlink:href="mailto:shivanigupta.73sg@gmail.com" xlink:type="simple">shivanigupta.73sg@gmail.com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urdain</text:p>
          </table:table-cell>
          <table:table-cell office:value-type="string" calcext:value-type="string">
            <text:p>Madan</text:p>
          </table:table-cell>
          <table:table-cell office:value-type="string" calcext:value-type="string">
            <text:p><text:a xlink:href="mailto:gsmadan97@gmail.com" xlink:type="simple">gsmadan97@gmail.com</text:a>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number-rows-repeated="104854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/00/0000</text:date>, <text:time style:data-style-name="N2" text:time-value="16:27:30.697340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1:48:40.425649326</meta:creation-date>
    <meta:generator>LibreOffice/5.1.6.2$Linux_X86_64 LibreOffice_project/10m0$Build-2</meta:generator>
    <dc:date>2020-01-10T16:28:36.521549522</dc:date>
    <meta:editing-duration>PT44M2S</meta:editing-duration>
    <meta:editing-cycles>8</meta:editing-cycles>
    <meta:document-statistic meta:table-count="1" meta:cell-count="442" meta:object-count="0"/>
  </office:meta>
</office:document-meta>
</file>